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NewPS-ItalicMT" svg:font-family="CourierNewPS-ItalicMT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Kaku Gothic Pro" svg:font-family="'Hiragino Kaku Gothic Pro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Hiragino Kaku Gothic Pro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Hiragino Kaku Gothic Pro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66ff" style:font-name="Hiragino Kaku Gothic Pro" fo:font-size="10pt" fo:font-style="normal" style:font-name-asian="CourierNewPS-ItalicMT" style:font-size-asian="10pt" style:font-style-asian="normal" style:font-name-complex="CourierNewPS-ItalicMT" style:font-size-complex="10pt" style:font-style-complex="normal"/>
    </style:style>
    <style:style style:name="P4" style:family="paragraph" style:parent-style-name="Standard">
      <style:paragraph-properties style:text-autospace="none"/>
      <style:text-properties fo:color="#0066ff" style:font-name="Hiragino Kaku Gothic Pro" fo:font-size="10pt" fo:font-style="normal" style:font-size-asian="10pt" style:font-style-asian="normal" style:font-size-complex="10pt" style:font-style-complex="normal"/>
    </style:style>
    <style:style style:name="P5" style:family="paragraph" style:parent-style-name="Text_20_body">
      <style:text-properties style:font-name="Hiragino Kaku Gothic Pro" fo:font-size="10pt" style:font-size-asian="10pt" style:font-size-complex="10pt"/>
    </style:style>
    <style:style style:name="P6" style:family="paragraph" style:parent-style-name="Standard">
      <style:paragraph-properties fo:margin-top="0cm" fo:margin-bottom="0cm"/>
      <style:text-properties fo:color="#0066ff" style:font-name="Hiragino Kaku Gothic Pro" fo:font-size="10pt" fo:font-style="normal" style:font-name-asian="CourierNewPS-ItalicMT" style:font-size-asian="10pt" style:font-style-asian="normal" style:font-name-complex="CourierNewPS-ItalicMT" style:font-size-complex="10pt" style:font-style-complex="normal"/>
    </style:style>
    <style:style style:name="P7" style:family="paragraph" style:parent-style-name="Text_20_body">
      <style:paragraph-properties fo:margin-top="0cm" fo:margin-bottom="0cm"/>
      <style:text-properties style:font-name="Hiragino Kaku Gothic Pro" fo:font-size="10pt" style:font-size-asian="10pt" style:font-size-complex="10pt"/>
    </style:style>
    <style:style style:name="P8" style:family="paragraph" style:parent-style-name="Text_20_body">
      <style:paragraph-properties fo:margin-top="0cm" fo:margin-bottom="0cm"/>
      <style:text-properties fo:color="#0066ff" style:font-name="Hiragino Kaku Gothic Pro" fo:font-size="10pt" style:font-size-asian="10pt" style:font-size-complex="10pt"/>
    </style:style>
    <style:style style:name="P9" style:family="paragraph" style:parent-style-name="Text_20_body">
      <style:paragraph-properties fo:margin-top="0cm" fo:margin-bottom="0cm"/>
      <style:text-properties fo:color="#999966" style:font-name="Hiragino Kaku Gothic Pro" fo:font-size="10pt" style:font-size-asian="10pt" style:font-size-complex="10pt"/>
    </style:style>
    <style:style style:name="T1" style:family="text">
      <style:text-properties fo:color="#0066ff"/>
    </style:style>
    <style:style style:name="T2" style:family="text">
      <style:text-properties fo:color="#0066ff" style:font-name="Hiragino Kaku Gothic Pro" fo:font-style="normal" style:font-name-asian="CourierNewPS-ItalicMT" style:font-style-asian="normal" style:font-name-complex="CourierNewPS-ItalicMT" style:font-style-complex="normal"/>
    </style:style>
    <style:style style:name="T3" style:family="text">
      <style:text-properties fo:color="#000000"/>
    </style:style>
    <style:style style:name="T4" style:family="text">
      <style:text-properties fo:color="#ff00ff"/>
    </style:style>
    <style:style style:name="T5" style:family="text">
      <style:text-properties fo:color="#ff00ff" style:font-name-asian="CourierNewPS-ItalicMT" style:font-name-complex="CourierNewPS-ItalicMT"/>
    </style:style>
    <style:style style:name="T6" style:family="text">
      <style:text-properties fo:color="#ff00ff" style:font-name="Hiragino Kaku Gothic Pro" fo:font-style="normal" style:font-style-asian="normal" style:font-style-complex="normal"/>
    </style:style>
    <style:style style:name="T7" style:family="text">
      <style:text-properties fo:color="#ff00ff" style:font-name="Hiragino Kaku Gothic Pro" fo:font-style="normal" style:font-name-asian="CourierNewPS-ItalicMT" style:font-style-asian="normal" style:font-name-complex="CourierNewPS-ItalicMT" style:font-style-complex="normal"/>
    </style:style>
    <style:style style:name="T8" style:family="text">
      <style:text-properties style:font-name-asian="CourierNewPS-ItalicMT" style:font-name-complex="CourierNewPS-ItalicMT"/>
    </style:style>
    <style:style style:name="T9" style:family="text">
      <style:text-properties fo:color="#ff99ff" style:font-name="Hiragino Kaku Gothic Pro" fo:font-style="normal" style:font-name-asian="CourierNewPS-ItalicMT" style:font-style-asian="normal" style:font-name-complex="CourierNewPS-ItalicMT" style:font-style-complex="normal"/>
    </style:style>
    <style:style style:name="T10" style:family="text">
      <style:text-properties fo:color="#ff99ff" style:font-name="Hiragino Kaku Gothic Pro"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RNARD henri<text:tab/></text:p>
      <text:p text:style-name="P2"/>
      <text:p text:style-name="P2">Question nº3 : Structure des messages échangés</text:p>
      <text:p text:style-name="P2"/>
      <text:p text:style-name="P7">{</text:p>
      <text:p text:style-name="P7"><text:span text:style-name="T1">#ifndef</text:span> <text:span text:style-name="T4">NSY103_H</text:span></text:p>
      <text:p text:style-name="P7"><text:span text:style-name="T1"># define</text:span> <text:span text:style-name="T4">NSY103_H</text:span></text:p>
      <text:p text:style-name="P6"># include <text:span text:style-name="T4">&lt;stdio.h&gt;</text:span></text:p>
      <text:p text:style-name="P3"># include <text:span text:style-name="T4">&lt;stdlib.h&gt;</text:span></text:p>
      <text:p text:style-name="P3"># include <text:span text:style-name="T4">&lt;sys/types.h&gt;</text:span></text:p>
      <text:p text:style-name="P3"># include <text:span text:style-name="T4">&lt;sys/socket.h&gt;</text:span></text:p>
      <text:p text:style-name="P3"># include <text:span text:style-name="T4">&lt;sys/msg.h&gt;</text:span></text:p>
      <text:p text:style-name="P4"><text:span text:style-name="T8"># include </text:span><text:span text:style-name="T5">&lt;unistd.h&gt;</text:span></text:p>
      <text:p text:style-name="P4"><text:span text:style-name="T8"># include</text:span><text:span text:style-name="T5"> &lt;netinet.h&gt;</text:span></text:p>
      <text:p text:style-name="P4"><text:span text:style-name="T8"># include</text:span><text:span text:style-name="T5"> &lt;netdb.h&gt;</text:span></text:p>
      <text:p text:style-name="P4"><text:span text:style-name="T8"># include</text:span><text:span text:style-name="T5"> &lt;string.h&gt;</text:span></text:p>
      <text:p text:style-name="P7"><text:span text:style-name="T1"># define</text:span> <text:span text:style-name="T4">IP_SERV</text:span><text:span text:style-name="T6"> <text:s/></text:span><text:span text:style-name="T9">"1</text:span><text:span text:style-name="T10">27.0.0.1</text:span><text:span text:style-name="T9">"</text:span></text:p>
      <text:p text:style-name="P7"><text:span text:style-name="T2"># define</text:span><text:span text:style-name="T9"> </text:span><text:span text:style-name="T7">PORTC <text:s/></text:span><text:span text:style-name="T9">"55555"</text:span></text:p>
      <text:p text:style-name="P7"><text:span text:style-name="T2"># define</text:span><text:span text:style-name="T9"> </text:span><text:span text:style-name="T7">PORTSR <text:s/></text:span><text:span text:style-name="T9">"55556"</text:span></text:p>
      <text:p text:style-name="P7"><text:span text:style-name="T2"># define</text:span><text:span text:style-name="T9"> </text:span><text:span text:style-name="T7">PORTSC </text:span><text:span text:style-name="T9">"55557"</text:span></text:p>
      <text:p text:style-name="P7"><text:span text:style-name="T1"># define</text:span><text:span text:style-name="T4"> CLESEM 400 </text:span></text:p>
      <text:p text:style-name="P7"><text:span text:style-name="T1"># define</text:span><text:span text:style-name="T4"> CLEMEM 500 </text:span></text:p>
      <text:p text:style-name="P7"/>
      <text:p text:style-name="P7"><text:span text:style-name="T1">typedef struct</text:span><text:tab/>s_requete{</text:p>
      <text:p text:style-name="P7"><text:span text:style-name="T1">long</text:span><text:tab/>type ;</text:p>
      <text:p text:style-name="P7"><text:span text:style-name="T1">int</text:span><text:tab/>pid ;</text:p>
      <text:p text:style-name="P7"><text:span text:style-name="T1">int</text:span><text:tab/>places ;</text:p>
      <text:p text:style-name="P7"><text:span text:style-name="T1">int</text:span><text:tab/>id_spectacle ;</text:p>
      <text:p text:style-name="P7">}<text:tab/><text:tab/><text:tab/>t_requete ;</text:p>
      <text:p text:style-name="P7"/>
      <text:p text:style-name="P7"><text:span text:style-name="T1">typedef struct<text:tab/></text:span><text:span text:style-name="T3">s_</text:span>reponse{</text:p>
      <text:p text:style-name="P7"><text:span text:style-name="T1">long </text:span><text:tab/><text:tab/>type ;</text:p>
      <text:p text:style-name="P7">t_billet<text:tab/><text:tab/>*data ;</text:p>
      <text:p text:style-name="P7"><text:span text:style-name="T1">char</text:span><text:tab/><text:tab/>*info ;</text:p>
      <text:p text:style-name="P7">}<text:tab/><text:tab/><text:tab/>t_reponse ;</text:p>
      <text:p text:style-name="P7"/>
      <text:p text:style-name="P9">/* La structure contenant les informations des spectacles est ici une liste chaînée car celle-ci est plus polyvalente que la liste surtout dans le cas d'un ajout ou d'une suppression */</text:p>
      <text:p text:style-name="P7"><text:span text:style-name="T1">typedef struct<text:tab/></text:span>s_billet{</text:p>
      <text:p text:style-name="P7"><text:span text:style-name="T1">int</text:span><text:tab/><text:tab/>id_spectacle ;</text:p>
      <text:p text:style-name="P7"><text:span text:style-name="T1">char</text:span><text:tab/><text:tab/>*info ;</text:p>
      <text:p text:style-name="P7"><text:span text:style-name="T1">int</text:span><text:tab/><text:tab/>place_libre ;</text:p>
      <text:p text:style-name="P7"><text:span text:style-name="T1">struct</text:span><text:tab/>s_billet<text:tab/>*next ;</text:p>
      <text:p text:style-name="P7">}<text:tab/><text:tab/><text:tab/>t_billet ;</text:p>
      <text:p text:style-name="P9">/* Liste chaînée contenant les PID des fils du serveur réservation*/</text:p>
      <text:p text:style-name="P7"><text:span text:style-name="T1">typedef struct</text:span><text:tab/>s_pidlist{</text:p>
      <text:p text:style-name="P7"/>
      <text:p text:style-name="P7"><text:tab/><text:span text:style-name="T1">int</text:span><text:tab/><text:tab/><text:tab/>pid ;</text:p>
      <text:p text:style-name="P7"><text:soft-page-break/><text:tab/><text:span text:style-name="T1">struct</text:span> s_pidlist<text:tab/>*next ;</text:p>
      <text:p text:style-name="P7">}<text:tab/><text:tab/><text:tab/>t_pidlist ;</text:p>
      <text:p text:style-name="P8">#endif 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NewPS-ItalicMT" svg:font-family="CourierNewPS-ItalicMT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Kaku Gothic Pro" svg:font-family="'Hiragino Kaku Gothic Pro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ll tremendous</meta:initial-creator>
    <meta:creation-date>2019-01-23T15:49:05</meta:creation-date>
    <dc:date>2019-01-27T19:58:07</dc:date>
    <dc:creator>bill tremendous</dc:creator>
    <meta:editing-duration>PT1H41M56S</meta:editing-duration>
    <meta:editing-cycles>11</meta:editing-cycles>
    <meta:generator>OpenOffice/4.1.5$Unix OpenOffice.org_project/415m1$Build-9789</meta:generator>
    <meta:document-statistic meta:table-count="0" meta:image-count="0" meta:object-count="0" meta:page-count="2" meta:paragraph-count="44" meta:word-count="174" meta:character-count="1041"/>
  </office:meta>
</office:document-meta>
</file>